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fill-color="#0047ff" draw:textarea-horizontal-align="center" draw:textarea-vertical-align="middle"/>
    </style:style>
    <style:style style:name="gr3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cm" svg:stroke-color="#9966cc" draw:fill="solid" draw:fill-color="#9966cc" draw:textarea-horizontal-align="center" draw:textarea-vertical-align="middle"/>
    </style:style>
    <style:style style:name="gr5" style:family="graphic" style:parent-style-name="objectwithoutfill">
      <style:graphic-properties svg:stroke-width="0cm" draw:fill="solid" draw:fill-color="#33cc66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25cm" fo:min-width="0.5cm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115cm" draw:shadow="hidden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34cm"/>
    </style:style>
    <style:style style:name="gr13" style:family="graphic" style:parent-style-name="standard">
      <style:graphic-properties draw:stroke="dash" draw:stroke-dash="Dashed_20__28_var_29_" draw:fill="none" draw:textarea-horizontal-align="center" draw:textarea-vertical-align="middle"/>
    </style:style>
    <style:style style:name="gr14" style:family="graphic" style:parent-style-name="standard">
      <style:graphic-properties draw:fill="solid" draw:fill-color="#ffff66" draw:textarea-horizontal-align="center" draw:textarea-vertical-align="middle"/>
    </style:style>
    <style:style style:name="gr15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1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marker-end="Arrow" draw:textarea-horizontal-align="center" draw:textarea-vertical-align="middle"/>
    </style:style>
    <style:style style:name="gr20" style:family="graphic" style:parent-style-name="objectwithoutfill">
      <style:graphic-properties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7pt" style:font-size-asian="7pt" style:font-size-complex="7pt"/>
    </style:style>
    <style:style style:name="P4" style:family="paragraph">
      <style:paragraph-properties fo:margin-left="0cm" fo:margin-right="0cm" fo:text-indent="0cm"/>
      <style:text-properties fo:color="#ffffff" fo:font-size="3pt" style:font-size-asian="3pt" style:font-size-complex="3pt"/>
    </style:style>
    <style:style style:name="P5" style:family="paragraph">
      <style:text-properties fo:font-family="Arial" style:font-family-generic="swiss" style:font-pitch="variable" fo:font-size="7pt" style:font-size-asian="7pt" style:font-size-complex="7pt"/>
    </style:style>
    <style:style style:name="P6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6pt" style:font-size-asian="6pt" style:font-size-complex="6pt"/>
    </style:style>
    <style:style style:name="T1" style:family="text">
      <style:text-properties fo:font-family="Arial" style:font-family-generic="swiss" style:font-pitch="variable" fo:font-size="7pt" style:font-size-asian="7pt" style:font-size-complex="7pt"/>
    </style:style>
    <style:style style:name="T2" style:family="text">
      <style:text-properties fo:color="#ffffff" fo:font-size="3pt" style:font-size-asian="3pt" style:font-size-complex="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family="Arial" style:font-family-generic="swiss" style:font-pitch="variable" fo:font-size="6pt" style:font-size-asian="6pt" style:font-size-complex="6pt"/>
    </style:style>
    <style:style style:name="T5" style:family="text">
      <style:text-properties fo:font-family="'Courier New'" style:font-family-generic="modern" style:font-pitch="fixed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442cm" svg:height="3.563cm" svg:x="13.924cm" svg:y="19.479cm" draw:corner-radius="0.5cm">
          <text:p text:style-name="P2"/>
        </draw:rect>
        <draw:rect draw:style-name="gr1" draw:text-style-name="P1" draw:layer="layout" svg:width="5.772cm" svg:height="6.602cm" svg:x="7.832cm" svg:y="16.398cm" draw:corner-radius="0.5cm">
          <text:p text:style-name="P2"/>
        </draw:rect>
        <draw:rect draw:style-name="gr1" draw:text-style-name="P1" draw:layer="layout" svg:width="6.054cm" svg:height="2.698cm" svg:x="13.948cm" svg:y="16.4cm" draw:corner-radius="0.5cm">
          <text:p text:style-name="P2"/>
        </draw:rect>
        <draw:rect draw:style-name="gr1" draw:text-style-name="P1" draw:layer="layout" svg:width="6.179cm" svg:height="3.235cm" svg:x="13.83cm" svg:y="0.998cm" draw:corner-radius="0.5cm">
          <text:p text:style-name="P2"/>
        </draw:rect>
        <draw:rect draw:style-name="gr1" draw:text-style-name="P1" draw:layer="layout" svg:width="3.745cm" svg:height="14.901cm" svg:x="9.843cm" svg:y="1cm" draw:corner-radius="0.5cm">
          <text:p text:style-name="P2"/>
        </draw:rect>
        <draw:rect draw:style-name="gr1" draw:text-style-name="P1" draw:layer="layout" svg:width="6.045cm" svg:height="8.229cm" svg:x="13.878cm" svg:y="4.471cm" draw:corner-radius="0.5cm">
          <text:p text:style-name="P2"/>
        </draw:rect>
        <draw:rect draw:style-name="gr1" draw:text-style-name="P1" draw:layer="layout" svg:width="6.086cm" svg:height="2.912cm" svg:x="13.902cm" svg:y="13.095cm" draw:corner-radius="0.5cm">
          <text:p text:style-name="P2"/>
        </draw:rect>
        <draw:rect draw:style-name="gr1" draw:text-style-name="P1" draw:layer="layout" svg:width="4.325cm" svg:height="6.603cm" svg:x="3.175cm" svg:y="16.397cm" draw:corner-radius="0.5cm">
          <text:p text:style-name="P2"/>
        </draw:rect>
        <draw:rect draw:style-name="gr1" draw:text-style-name="P1" draw:layer="layout" svg:width="6.34cm" svg:height="14.822cm" svg:x="3.234cm" svg:y="1cm" draw:corner-radius="0.5cm">
          <text:p text:style-name="P2"/>
        </draw:rect>
        <draw:rect draw:style-name="gr2" draw:text-style-name="P1" draw:layer="layout" svg:width="1.797cm" svg:height="5.366cm" svg:x="3.728cm" svg:y="4cm" draw:corner-radius="0.348cm">
          <text:p text:style-name="P2"/>
        </draw:rect>
        <draw:frame draw:style-name="gr3" draw:text-style-name="P3" draw:layer="layout" svg:width="1.92cm" svg:height="0.809cm" svg:x="3.632cm" svg:y="4cm">
          <draw:text-box>
            <text:p text:style-name="P2"><text:span text:style-name="T1">TuscanySCA</text:span></text:p>
            <text:p text:style-name="P2"><text:span text:style-name="T1">ToursUI</text:span></text:p>
          </draw:text-box>
        </draw:frame>
        <draw:polygon draw:style-name="gr4" draw:text-style-name="P1" draw:id="id31" draw:layer="layout" svg:width="1.499cm" svg:height="0.629cm" svg:x="4.453cm" svg:y="5.009cm" svg:viewBox="0 0 1500 630" draw:points="0,0 1125,0 1500,315 1125,630 0,630 375,315">
          <text:p text:style-name="P2"/>
        </draw:polygon>
        <draw:rect draw:style-name="gr2" draw:text-style-name="P1" draw:layer="layout" svg:width="2cm" svg:height="5.775cm" svg:x="10.619cm" svg:y="1.725cm" draw:corner-radius="0.5cm">
          <text:p text:style-name="P2"/>
        </draw:rect>
        <draw:frame draw:style-name="gr3" draw:text-style-name="P3" draw:layer="layout" svg:width="2.018cm" svg:height="0.53cm" svg:x="10.619cm" svg:y="2.065cm">
          <draw:text-box>
            <text:p text:style-name="P2"><text:span text:style-name="T1">TravelCatalog</text:span></text:p>
          </draw:text-box>
        </draw:frame>
        <draw:polygon draw:style-name="gr5" draw:text-style-name="P1" draw:id="id37" draw:layer="layout" svg:width="1.401cm" svg:height="0.629cm" svg:x="10.172cm" svg:y="3.154cm" svg:viewBox="0 0 1402 630" draw:points="0,0 1052,0 1402,315 1052,630 0,630 351,315">
          <text:p text:style-name="P2"/>
        </draw:polygon>
        <draw:rect draw:style-name="gr2" draw:text-style-name="P1" draw:layer="layout" svg:width="2cm" svg:height="5.615cm" svg:x="10.692cm" svg:y="8.6cm" draw:corner-radius="0.5cm">
          <text:p text:style-name="P2"/>
        </draw:rect>
        <draw:frame draw:style-name="gr3" draw:text-style-name="P3" draw:layer="layout" svg:width="1.806cm" svg:height="0.53cm" svg:x="10.886cm" svg:y="8.702cm">
          <draw:text-box>
            <text:p text:style-name="P2"><text:span text:style-name="T1">TripBooking</text:span></text:p>
          </draw:text-box>
        </draw:frame>
        <draw:polygon draw:style-name="gr5" draw:text-style-name="P1" draw:id="id39" draw:layer="layout" svg:width="1.401cm" svg:height="0.629cm" svg:x="10.2cm" svg:y="9.432cm" svg:viewBox="0 0 1402 630" draw:points="0,0 1052,0 1402,315 1052,630 0,630 351,315">
          <text:p text:style-name="P2"/>
        </draw:polygon>
        <draw:rect draw:style-name="gr2" draw:text-style-name="P1" draw:layer="layout" svg:width="2cm" svg:height="2.594cm" svg:x="3.847cm" svg:y="17.081cm" draw:corner-radius="0.5cm">
          <text:p text:style-name="P2"/>
        </draw:rect>
        <draw:frame draw:style-name="gr3" draw:text-style-name="P3" draw:layer="layout" svg:width="1.996cm" svg:height="0.53cm" svg:x="3.911cm" svg:y="17.081cm">
          <draw:text-box>
            <text:p text:style-name="P2"><text:span text:style-name="T1">ShoppingCart</text:span></text:p>
          </draw:text-box>
        </draw:frame>
        <draw:connector draw:style-name="gr6" draw:text-style-name="P1" draw:layer="layout" svg:x1="6cm" svg:y1="7.485cm" svg:x2="6.6cm" svg:y2="7.485cm" draw:start-shape="id1" draw:start-glue-point="1" draw:end-shape="id2" draw:end-glue-point="3">
          <text:p text:style-name="P2"/>
        </draw:connector>
        <draw:connector draw:style-name="gr6" draw:text-style-name="P1" draw:layer="layout" svg:x1="6cm" svg:y1="6.3cm" svg:x2="6.558cm" svg:y2="6.303cm" draw:start-shape="id3" draw:start-glue-point="1" draw:end-shape="id4" draw:end-glue-point="3">
          <text:p text:style-name="P2"/>
        </draw:connector>
        <draw:polygon draw:style-name="gr4" draw:text-style-name="P1" draw:id="id23" draw:layer="layout" svg:width="1.499cm" svg:height="0.629cm" svg:x="11.9cm" svg:y="9.232cm" svg:viewBox="0 0 1500 630" draw:points="0,0 1125,0 1500,315 1125,630 0,630 375,315">
          <text:p text:style-name="P2"/>
        </draw:polygon>
        <draw:polygon draw:style-name="gr4" draw:text-style-name="P1" draw:id="id5" draw:layer="layout" svg:width="1.499cm" svg:height="0.629cm" svg:x="5.191cm" svg:y="17.775cm" svg:viewBox="0 0 1500 630" draw:points="0,0 1125,0 1500,315 1125,630 0,630 375,315">
          <text:p text:style-name="P2"/>
        </draw:polygon>
        <draw:connector draw:style-name="gr6" draw:text-style-name="P1" draw:layer="layout" svg:x1="6.691cm" svg:y1="18.09cm" svg:x2="8cm" svg:y2="18.054cm" draw:start-shape="id5" draw:start-glue-point="1" draw:end-shape="id6" draw:end-glue-point="3">
          <text:p text:style-name="P2"/>
        </draw:connector>
        <draw:rect draw:style-name="gr2" draw:text-style-name="P1" draw:layer="layout" svg:width="2cm" svg:height="2.564cm" svg:x="8.547cm" svg:y="17.111cm" draw:corner-radius="0.352cm">
          <text:p text:style-name="P2"/>
        </draw:rect>
        <draw:frame draw:style-name="gr3" draw:text-style-name="P3" draw:layer="layout" svg:width="2.348cm" svg:height="0.53cm" svg:x="8.408cm" svg:y="17.151cm">
          <draw:text-box>
            <text:p text:style-name="P2"><text:span text:style-name="T1">PaymentProcess</text:span></text:p>
          </draw:text-box>
        </draw:frame>
        <draw:polygon draw:style-name="gr5" draw:text-style-name="P1" draw:id="id6" draw:layer="layout" svg:width="1.401cm" svg:height="0.629cm" svg:x="8cm" svg:y="17.739cm" svg:viewBox="0 0 1402 630" draw:points="0,0 1052,0 1402,315 1052,630 0,630 351,315">
          <text:p text:style-name="P2"/>
        </draw:polygon>
        <draw:polygon draw:style-name="gr4" draw:text-style-name="P1" draw:id="id9" draw:layer="layout" svg:width="1.499cm" svg:height="0.629cm" svg:x="9.78cm" svg:y="17.607cm" svg:viewBox="0 0 1500 630" draw:points="0,0 1125,0 1500,315 1125,630 0,630 375,315">
          <text:p text:style-name="P2"/>
        </draw:polygon>
        <draw:rect draw:style-name="gr2" draw:text-style-name="P1" draw:layer="layout" svg:width="2cm" svg:height="1.913cm" svg:x="16.347cm" svg:y="16.9cm" draw:corner-radius="0.5cm">
          <text:p text:style-name="P2"/>
        </draw:rect>
        <draw:frame draw:style-name="gr3" draw:text-style-name="P3" draw:layer="layout" svg:width="1.683cm" svg:height="0.53cm" svg:x="16.617cm" svg:y="16.9cm">
          <draw:text-box>
            <text:p text:style-name="P2"><text:span text:style-name="T1">CreditCard</text:span></text:p>
          </draw:text-box>
        </draw:frame>
        <draw:polygon draw:style-name="gr5" draw:text-style-name="P1" draw:id="id10" draw:layer="layout" svg:width="1.401cm" svg:height="0.629cm" svg:x="15.8cm" svg:y="17.608cm" svg:viewBox="0 0 1402 630" draw:points="0,0 1052,0 1402,315 1052,630 0,630 351,315">
          <text:p text:style-name="P2"/>
        </draw:polygon>
        <draw:rect draw:style-name="gr2" draw:text-style-name="P1" draw:layer="layout" svg:width="2cm" svg:height="1.913cm" svg:x="11.447cm" svg:y="20.587cm" draw:corner-radius="0.5cm">
          <text:p text:style-name="P2"/>
        </draw:rect>
        <draw:frame draw:style-name="gr3" draw:text-style-name="P3" draw:layer="layout" svg:width="2.073cm" svg:height="0.53cm" svg:x="11.4cm" svg:y="20.587cm">
          <draw:text-box>
            <text:p text:style-name="P2"><text:span text:style-name="T1">EmailGateway</text:span></text:p>
          </draw:text-box>
        </draw:frame>
        <draw:polygon draw:style-name="gr5" draw:text-style-name="P1" draw:id="id8" draw:layer="layout" svg:width="1.401cm" svg:height="0.629cm" svg:x="10.9cm" svg:y="21.295cm" svg:viewBox="0 0 1402 630" draw:points="0,0 1052,0 1402,315 1052,630 0,630 351,315">
          <text:p text:style-name="P2"/>
        </draw:polygon>
        <draw:polygon draw:style-name="gr4" draw:text-style-name="P1" draw:id="id7" draw:layer="layout" svg:width="1.499cm" svg:height="0.629cm" svg:x="9.856cm" svg:y="18.496cm" svg:viewBox="0 0 1500 630" draw:points="0,0 1125,0 1500,315 1125,630 0,630 375,315">
          <text:p text:style-name="P2"/>
        </draw:polygon>
        <draw:connector draw:style-name="gr6" draw:text-style-name="P1" draw:layer="layout" draw:line-skew="0cm 0cm 0.279cm" svg:x1="11.356cm" svg:y1="18.811cm" svg:x2="10.9cm" svg:y2="21.61cm" draw:start-shape="id7" draw:start-glue-point="1" draw:end-shape="id8" draw:end-glue-point="3">
          <text:p text:style-name="P2"/>
        </draw:connector>
        <draw:connector draw:style-name="gr6" draw:text-style-name="P1" draw:layer="layout" svg:x1="11.28cm" svg:y1="17.922cm" svg:x2="15.8cm" svg:y2="17.923cm" draw:start-shape="id9" draw:start-glue-point="1" draw:end-shape="id10" draw:end-glue-point="3">
          <text:p text:style-name="P2"/>
        </draw:connector>
        <draw:polygon draw:style-name="gr4" draw:text-style-name="P1" draw:id="id11" draw:layer="layout" svg:width="1.499cm" svg:height="0.629cm" svg:x="11.9cm" svg:y="13cm" svg:viewBox="0 0 1500 630" draw:points="0,0 1125,0 1500,315 1125,630 0,630 375,315">
          <text:p text:style-name="P2"/>
        </draw:polygon>
        <draw:polygon draw:style-name="gr5" draw:text-style-name="P1" draw:id="id12" draw:layer="layout" svg:width="1.401cm" svg:height="0.629cm" svg:x="3.5cm" svg:y="17.742cm" svg:viewBox="0 0 1402 630" draw:points="0,0 1052,0 1402,315 1052,630 0,630 351,315">
          <text:p text:style-name="P2"/>
        </draw:polygon>
        <draw:connector draw:style-name="gr6" draw:text-style-name="P1" draw:layer="layout" draw:line-skew="-0.408cm 0.484cm -0.066cm" svg:x1="13.4cm" svg:y1="13.315cm" svg:x2="3.5cm" svg:y2="18.057cm" draw:start-shape="id11" draw:start-glue-point="1" draw:end-shape="id12" draw:end-glue-point="3">
          <text:p text:style-name="P2"/>
        </draw:connector>
        <draw:rect draw:style-name="gr2" draw:text-style-name="P1" draw:layer="layout" svg:width="2cm" svg:height="2.146cm" svg:x="16.4cm" svg:y="5.554cm" draw:corner-radius="0.5cm">
          <text:p text:style-name="P2"/>
        </draw:rect>
        <draw:frame draw:style-name="gr3" draw:text-style-name="P3" draw:layer="layout" svg:width="1.302cm" svg:height="0.809cm" svg:x="17.064cm" svg:y="5.787cm">
          <draw:text-box>
            <text:p text:style-name="P2"><text:span text:style-name="T1">Hotel</text:span></text:p>
            <text:p text:style-name="P2"><text:span text:style-name="T1">Partner</text:span></text:p>
          </draw:text-box>
        </draw:frame>
        <draw:polygon draw:style-name="gr5" draw:text-style-name="P1" draw:id="id20" draw:layer="layout" svg:width="1.401cm" svg:height="0.629cm" svg:x="15.853cm" svg:y="5.865cm" svg:viewBox="0 0 1402 630" draw:points="0,0 1052,0 1402,315 1052,630 0,630 351,315">
          <text:p text:style-name="P2"/>
        </draw:polygon>
        <draw:rect draw:style-name="gr2" draw:text-style-name="P1" draw:layer="layout" svg:width="2cm" svg:height="2.102cm" svg:x="16.4cm" svg:y="7.911cm" draw:corner-radius="0.5cm">
          <text:p text:style-name="P2"/>
        </draw:rect>
        <draw:frame draw:style-name="gr3" draw:text-style-name="P3" draw:layer="layout" svg:width="1.302cm" svg:height="0.809cm" svg:x="17.064cm" svg:y="8.1cm">
          <draw:text-box>
            <text:p text:style-name="P2"><text:span text:style-name="T1">Flight</text:span></text:p>
            <text:p text:style-name="P2"><text:span text:style-name="T1">Partner</text:span></text:p>
          </draw:text-box>
        </draw:frame>
        <draw:polygon draw:style-name="gr5" draw:text-style-name="P1" draw:id="id18" draw:layer="layout" svg:width="1.401cm" svg:height="0.629cm" svg:x="15.853cm" svg:y="8.279cm" svg:viewBox="0 0 1402 630" draw:points="0,0 1052,0 1402,315 1052,630 0,630 351,315">
          <text:p text:style-name="P2"/>
        </draw:polygon>
        <draw:rect draw:style-name="gr2" draw:text-style-name="P1" draw:layer="layout" svg:width="2cm" svg:height="2.169cm" svg:x="16.4cm" svg:y="10.244cm" draw:corner-radius="0.5cm">
          <text:p text:style-name="P2"/>
        </draw:rect>
        <draw:frame draw:style-name="gr3" draw:text-style-name="P3" draw:layer="layout" svg:width="1.302cm" svg:height="0.809cm" svg:x="17.164cm" svg:y="10.5cm">
          <draw:text-box>
            <text:p text:style-name="P2"><text:span text:style-name="T1">Car</text:span></text:p>
            <text:p text:style-name="P2"><text:span text:style-name="T1">Partner</text:span></text:p>
          </draw:text-box>
        </draw:frame>
        <draw:polygon draw:style-name="gr5" draw:text-style-name="P1" draw:id="id16" draw:layer="layout" svg:width="1.401cm" svg:height="0.629cm" svg:x="15.9cm" svg:y="10.679cm" svg:viewBox="0 0 1402 630" draw:points="0,0 1052,0 1402,315 1052,630 0,630 351,315">
          <text:p text:style-name="P2"/>
        </draw:polygon>
        <draw:rect draw:style-name="gr2" draw:text-style-name="P1" draw:layer="layout" svg:width="2cm" svg:height="1.913cm" svg:x="16.371cm" svg:y="13.901cm" draw:corner-radius="0.5cm">
          <text:p text:style-name="P2"/>
        </draw:rect>
        <draw:frame draw:style-name="gr3" draw:text-style-name="P3" draw:layer="layout" svg:width="1.573cm" svg:height="0.809cm" svg:x="16.835cm" svg:y="13.901cm">
          <draw:text-box>
            <text:p text:style-name="P2"><text:span text:style-name="T1">Currency</text:span></text:p>
            <text:p text:style-name="P2"><text:span text:style-name="T1">Converter</text:span></text:p>
          </draw:text-box>
        </draw:frame>
        <draw:polygon draw:style-name="gr5" draw:text-style-name="P1" draw:id="id14" draw:layer="layout" svg:width="1.401cm" svg:height="0.629cm" svg:x="15.824cm" svg:y="14.609cm" svg:viewBox="0 0 1402 630" draw:points="0,0 1052,0 1402,315 1052,630 0,630 351,315">
          <text:p text:style-name="P2"/>
        </draw:polygon>
        <draw:rect draw:style-name="gr2" draw:text-style-name="P1" draw:layer="layout" svg:width="2cm" svg:height="2.312cm" svg:x="16.377cm" svg:y="1.784cm" draw:corner-radius="0.5cm">
          <text:p text:style-name="P2"/>
        </draw:rect>
        <draw:frame draw:style-name="gr3" draw:text-style-name="P3" draw:layer="layout" svg:width="1.302cm" svg:height="0.809cm" svg:x="17.141cm" svg:y="1.784cm">
          <draw:text-box>
            <text:p text:style-name="P2"><text:span text:style-name="T1">Trip</text:span></text:p>
            <text:p text:style-name="P2"><text:span text:style-name="T1">Partner</text:span></text:p>
          </draw:text-box>
        </draw:frame>
        <draw:polygon draw:style-name="gr5" draw:text-style-name="P1" draw:id="id22" draw:layer="layout" svg:width="1.401cm" svg:height="0.629cm" svg:x="15.9cm" svg:y="2.1cm" svg:viewBox="0 0 1402 630" draw:points="0,0 1052,0 1402,315 1052,630 0,630 351,315">
          <text:p text:style-name="P2"/>
        </draw:polygon>
        <draw:polygon draw:style-name="gr4" draw:text-style-name="P1" draw:id="id13" draw:layer="layout" svg:width="1.499cm" svg:height="0.629cm" svg:x="11.8cm" svg:y="6.2cm" svg:viewBox="0 0 1500 630" draw:points="0,0 1125,0 1500,315 1125,630 0,630 375,315">
          <text:p text:style-name="P2"/>
        </draw:polygon>
        <draw:polygon draw:style-name="gr4" draw:text-style-name="P1" draw:id="id21" draw:layer="layout" svg:width="1.499cm" svg:height="0.629cm" svg:x="11.8cm" svg:y="2.725cm" svg:viewBox="0 0 1500 630" draw:points="0,0 1125,0 1500,315 1125,630 0,630 375,315">
          <text:p text:style-name="P2"/>
        </draw:polygon>
        <draw:polygon draw:style-name="gr4" draw:text-style-name="P1" draw:id="id19" draw:layer="layout" svg:width="1.499cm" svg:height="0.629cm" svg:x="11.8cm" svg:y="3.555cm" svg:viewBox="0 0 1500 630" draw:points="0,0 1125,0 1500,315 1125,630 0,630 375,315">
          <text:p text:style-name="P2"/>
        </draw:polygon>
        <draw:polygon draw:style-name="gr4" draw:text-style-name="P1" draw:id="id17" draw:layer="layout" svg:width="1.499cm" svg:height="0.629cm" svg:x="11.8cm" svg:y="4.37cm" svg:viewBox="0 0 1500 630" draw:points="0,0 1125,0 1500,315 1125,630 0,630 375,315">
          <text:p text:style-name="P2"/>
        </draw:polygon>
        <draw:polygon draw:style-name="gr4" draw:text-style-name="P1" draw:id="id15" draw:layer="layout" svg:width="1.499cm" svg:height="0.629cm" svg:x="11.8cm" svg:y="5.27cm" svg:viewBox="0 0 1500 630" draw:points="0,0 1125,0 1500,315 1125,630 0,630 375,315">
          <text:p text:style-name="P2"/>
        </draw:polygon>
        <draw:connector draw:style-name="gr6" draw:text-style-name="P1" draw:layer="layout" draw:line-skew="-0.823cm" svg:x1="13.3cm" svg:y1="6.515cm" svg:x2="15.824cm" svg:y2="14.924cm" draw:start-shape="id13" draw:start-glue-point="1" draw:end-shape="id14">
          <text:p text:style-name="P2"/>
        </draw:connector>
        <draw:connector draw:style-name="gr6" draw:text-style-name="P1" draw:layer="layout" draw:line-skew="-0.424cm" svg:x1="13.3cm" svg:y1="5.585cm" svg:x2="15.9cm" svg:y2="10.994cm" draw:start-shape="id15" draw:start-glue-point="1" draw:end-shape="id16">
          <text:p text:style-name="P2"/>
        </draw:connector>
        <draw:connector draw:style-name="gr6" draw:text-style-name="P1" draw:layer="layout" svg:x1="13.3cm" svg:y1="4.685cm" svg:x2="15.853cm" svg:y2="8.594cm" draw:start-shape="id17" draw:start-glue-point="1" draw:end-shape="id18">
          <text:p text:style-name="P2"/>
        </draw:connector>
        <draw:connector draw:style-name="gr6" draw:text-style-name="P1" draw:layer="layout" draw:line-skew="0.357cm" svg:x1="13.3cm" svg:y1="3.87cm" svg:x2="15.853cm" svg:y2="6.18cm" draw:start-shape="id19" draw:start-glue-point="1" draw:end-shape="id20" draw:end-glue-point="3">
          <text:p text:style-name="P2"/>
        </draw:connector>
        <draw:connector draw:style-name="gr6" draw:text-style-name="P1" draw:layer="layout" svg:x1="13.3cm" svg:y1="3.04cm" svg:x2="15.9cm" svg:y2="2.415cm" draw:start-shape="id21" draw:start-glue-point="1" draw:end-shape="id22" draw:end-glue-point="3">
          <text:p text:style-name="P2"/>
        </draw:connector>
        <draw:polygon draw:style-name="gr4" draw:text-style-name="P1" draw:id="id29" draw:layer="layout" svg:width="1.499cm" svg:height="0.629cm" svg:x="11.9cm" svg:y="12.1cm" svg:viewBox="0 0 1500 630" draw:points="0,0 1125,0 1500,315 1125,630 0,630 375,315">
          <text:p text:style-name="P2"/>
        </draw:polygon>
        <draw:polygon draw:style-name="gr4" draw:text-style-name="P1" draw:id="id27" draw:layer="layout" svg:width="1.499cm" svg:height="0.629cm" svg:x="11.9cm" svg:y="11.1cm" svg:viewBox="0 0 1500 630" draw:points="0,0 1125,0 1500,315 1125,630 0,630 375,315">
          <text:p text:style-name="P2"/>
        </draw:polygon>
        <draw:polygon draw:style-name="gr4" draw:text-style-name="P1" draw:id="id25" draw:layer="layout" svg:width="1.499cm" svg:height="0.629cm" svg:x="11.9cm" svg:y="10.1cm" svg:viewBox="0 0 1500 630" draw:points="0,0 1125,0 1500,315 1125,630 0,630 375,315">
          <text:p text:style-name="P2"/>
        </draw:polygon>
        <draw:polygon draw:style-name="gr5" draw:text-style-name="P1" draw:id="id30" draw:layer="layout" svg:width="1.401cm" svg:height="0.629cm" svg:x="15.9cm" svg:y="11.484cm" svg:viewBox="0 0 1402 630" draw:points="0,0 1052,0 1402,315 1052,630 0,630 351,315">
          <text:p text:style-name="P2"/>
        </draw:polygon>
        <draw:polygon draw:style-name="gr5" draw:text-style-name="P1" draw:id="id28" draw:layer="layout" svg:width="1.401cm" svg:height="0.629cm" svg:x="15.9cm" svg:y="9.1cm" svg:viewBox="0 0 1402 630" draw:points="0,0 1052,0 1402,315 1052,630 0,630 351,315">
          <text:p text:style-name="P2"/>
        </draw:polygon>
        <draw:polygon draw:style-name="gr5" draw:text-style-name="P1" draw:id="id26" draw:layer="layout" svg:width="1.401cm" svg:height="0.629cm" svg:x="15.9cm" svg:y="6.77cm" svg:viewBox="0 0 1402 630" draw:points="0,0 1052,0 1402,315 1052,630 0,630 351,315">
          <text:p text:style-name="P2"/>
        </draw:polygon>
        <draw:polygon draw:style-name="gr5" draw:text-style-name="P1" draw:id="id24" draw:layer="layout" svg:width="1.401cm" svg:height="0.629cm" svg:x="15.9cm" svg:y="3.01cm" svg:viewBox="0 0 1402 630" draw:points="0,0 1052,0 1402,315 1052,630 0,630 351,315">
          <text:p text:style-name="P2"/>
        </draw:polygon>
        <draw:connector draw:style-name="gr6" draw:text-style-name="P1" draw:layer="layout" draw:line-skew="0.6cm" svg:x1="13.4cm" svg:y1="9.547cm" svg:x2="15.9cm" svg:y2="3.325cm" draw:start-shape="id23" draw:start-glue-point="1" draw:end-shape="id24">
          <text:p text:style-name="P2"/>
        </draw:connector>
        <draw:connector draw:style-name="gr6" draw:text-style-name="P1" draw:layer="layout" draw:line-skew="0.916cm" svg:x1="13.4cm" svg:y1="10.415cm" svg:x2="15.9cm" svg:y2="7.085cm" draw:start-shape="id25" draw:start-glue-point="1" draw:end-shape="id26">
          <text:p text:style-name="P2"/>
        </draw:connector>
        <draw:connector draw:style-name="gr6" draw:text-style-name="P1" draw:layer="layout" draw:line-skew="0.431cm" svg:x1="13.4cm" svg:y1="11.415cm" svg:x2="15.9cm" svg:y2="9.415cm" draw:start-shape="id27" draw:start-glue-point="1" draw:end-shape="id28">
          <text:p text:style-name="P2"/>
        </draw:connector>
        <draw:connector draw:style-name="gr6" draw:text-style-name="P1" draw:layer="layout" draw:line-skew="-0.561cm" svg:x1="13.4cm" svg:y1="12.415cm" svg:x2="15.9cm" svg:y2="11.799cm" draw:start-shape="id29" draw:start-glue-point="1" draw:end-shape="id30">
          <text:p text:style-name="P2"/>
        </draw:connector>
        <draw:connector draw:style-name="gr6" draw:text-style-name="P1" draw:layer="layout" svg:x1="5.953cm" svg:y1="5.324cm" svg:x2="6.565cm" svg:y2="5.327cm" draw:start-shape="id31" draw:start-glue-point="1" draw:end-shape="id32" draw:end-glue-point="3">
          <text:p text:style-name="P2"/>
        </draw:connector>
        <draw:frame draw:style-name="gr7" draw:text-style-name="P3" draw:layer="layout" svg:width="1.018cm" svg:height="0.53cm" svg:x="16.982cm" svg:y="3.54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209cm" svg:height="0.53cm" svg:x="8.667cm" svg:y="18.551cm">
          <draw:text-box>
            <text:p text:style-name="P2"><text:span text:style-name="T1">Spring</text:span></text:p>
          </draw:text-box>
        </draw:frame>
        <draw:frame draw:style-name="gr7" draw:text-style-name="P3" draw:layer="layout" svg:width="1.129cm" svg:height="0.53cm" svg:x="12.242cm" svg:y="21.363cm">
          <draw:text-box>
            <text:p text:style-name="P2"><text:span text:style-name="T1">Script</text:span></text:p>
          </draw:text-box>
        </draw:frame>
        <draw:frame draw:style-name="gr7" draw:text-style-name="P3" draw:layer="layout" svg:width="1.018cm" svg:height="0.53cm" svg:x="10.882cm" svg:y="11.6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018cm" svg:height="0.53cm" svg:x="4.36cm" svg:y="19.145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018cm" svg:height="0.53cm" svg:x="10.7cm" svg:y="4.5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018cm" svg:height="0.53cm" svg:x="17.382cm" svg:y="11.37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277cm" svg:height="0.53cm" svg:x="3.9cm" svg:y="8.285cm">
          <draw:text-box>
            <text:p text:style-name="P2"><text:span text:style-name="T1">Widget</text:span></text:p>
          </draw:text-box>
        </draw:frame>
        <draw:polygon draw:style-name="gr4" draw:text-style-name="P1" draw:id="id3" draw:layer="layout" svg:width="1.499cm" svg:height="0.629cm" svg:x="4.5cm" svg:y="5.985cm" svg:viewBox="0 0 1500 630" draw:points="0,0 1125,0 1500,315 1125,630 0,630 375,315">
          <text:p text:style-name="P2"/>
        </draw:polygon>
        <draw:polygon draw:style-name="gr4" draw:text-style-name="P1" draw:id="id1" draw:layer="layout" svg:width="1.499cm" svg:height="0.629cm" svg:x="4.5cm" svg:y="7.17cm" svg:viewBox="0 0 1500 630" draw:points="0,0 1125,0 1500,315 1125,630 0,630 375,315">
          <text:p text:style-name="P2"/>
        </draw:polygon>
        <draw:frame draw:style-name="gr3" draw:text-style-name="P3" draw:layer="layout" svg:width="2.331cm" svg:height="0.53cm" svg:x="3.773cm" svg:y="1cm">
          <draw:text-box>
            <text:p text:style-name="P2"><text:span text:style-name="T1">fullapp-ui <text:s/>(8080)</text:span></text:p>
          </draw:text-box>
        </draw:frame>
        <draw:frame draw:style-name="gr3" draw:text-style-name="P3" draw:layer="layout" svg:width="2.966cm" svg:height="0.53cm" svg:x="10.305cm" svg:y="1cm">
          <draw:text-box>
            <text:p text:style-name="P2"><text:span text:style-name="T1">fullapp-frontend (8084)</text:span></text:p>
          </draw:text-box>
        </draw:frame>
        <draw:frame draw:style-name="gr3" draw:text-style-name="P3" draw:layer="layout" svg:width="3.474cm" svg:height="0.53cm" svg:x="15.621cm" svg:y="0.945cm">
          <draw:text-box>
            <text:p text:style-name="P2"><text:span text:style-name="T1">fullapp-packagedtrip (8085)</text:span></text:p>
          </draw:text-box>
        </draw:frame>
        <draw:frame draw:style-name="gr3" draw:text-style-name="P3" draw:layer="layout" svg:width="3.338cm" svg:height="0.53cm" svg:x="15.8cm" svg:y="4.722cm">
          <draw:text-box>
            <text:p text:style-name="P2"><text:span text:style-name="T1">fullapp-bespoketrip (8086)</text:span></text:p>
          </draw:text-box>
        </draw:frame>
        <draw:frame draw:style-name="gr3" draw:text-style-name="P3" draw:layer="layout" svg:width="3cm" svg:height="0.53cm" svg:x="16.121cm" svg:y="13.236cm">
          <draw:text-box>
            <text:p text:style-name="P2"><text:span text:style-name="T1">fullapp-currency (8083)</text:span></text:p>
          </draw:text-box>
        </draw:frame>
        <draw:frame draw:style-name="gr3" draw:text-style-name="P3" draw:layer="layout" svg:width="2.276cm" svg:height="0.53cm" svg:x="16.2cm" svg:y="16.37cm">
          <draw:text-box>
            <text:p text:style-name="P2"><text:span text:style-name="T1">credicard (8082)</text:span></text:p>
          </draw:text-box>
        </draw:frame>
        <draw:frame draw:style-name="gr3" draw:text-style-name="P3" draw:layer="layout" svg:width="3.47cm" svg:height="0.53cm" svg:x="3.667cm" svg:y="16.4cm">
          <draw:text-box>
            <text:p text:style-name="P2"><text:span text:style-name="T1">fullapp-shoppingcart (8087)</text:span></text:p>
          </draw:text-box>
        </draw:frame>
        <draw:rect draw:style-name="gr2" draw:text-style-name="P1" draw:layer="layout" svg:width="2cm" svg:height="2.542cm" svg:x="14.363cm" svg:y="20.327cm" draw:corner-radius="0.5cm">
          <text:p text:style-name="P2"/>
        </draw:rect>
        <draw:frame draw:style-name="gr3" draw:text-style-name="P3" draw:layer="layout" svg:width="1.924cm" svg:height="0.53cm" svg:x="14.427cm" svg:y="20.327cm">
          <draw:text-box>
            <text:p text:style-name="P2"><text:span text:style-name="T1">CreditCardUI</text:span></text:p>
          </draw:text-box>
        </draw:frame>
        <draw:polygon draw:style-name="gr4" draw:text-style-name="P1" draw:id="id33" draw:layer="layout" svg:width="1.499cm" svg:height="0.629cm" svg:x="15.707cm" svg:y="21.021cm" svg:viewBox="0 0 1500 630" draw:points="0,0 1125,0 1500,315 1125,630 0,630 375,315">
          <text:p text:style-name="P2"/>
        </draw:polygon>
        <draw:frame draw:style-name="gr7" draw:text-style-name="P3" draw:layer="layout" svg:width="1.264cm" svg:height="0.53cm" svg:x="14.8cm" svg:y="21.87cm">
          <draw:text-box>
            <text:p text:style-name="P2"><text:span text:style-name="T1">Servlet</text:span></text:p>
          </draw:text-box>
        </draw:frame>
        <draw:frame draw:style-name="gr7" draw:text-style-name="P3" draw:layer="layout" svg:width="1cm" svg:height="0.53cm" svg:x="17.182cm" svg:y="15cm">
          <draw:text-box>
            <text:p text:style-name="P2"><text:span text:style-name="T1">EJB</text:span></text:p>
          </draw:text-box>
        </draw:frame>
        <draw:frame draw:style-name="gr7" draw:text-style-name="P3" draw:layer="layout" svg:width="1.018cm" svg:height="0.53cm" svg:x="17.202cm" svg:y="17.923cm">
          <draw:text-box>
            <text:p text:style-name="P2"><text:span text:style-name="T1">Java</text:span></text:p>
          </draw:text-box>
        </draw:frame>
        <draw:connector draw:style-name="gr6" draw:text-style-name="P1" draw:layer="layout" draw:line-skew="-0.207cm -0.34cm" svg:x1="17.207cm" svg:y1="21.336cm" svg:x2="15.8cm" svg:y2="17.923cm" draw:start-shape="id33" draw:start-glue-point="1" draw:end-shape="id10" draw:end-glue-point="3">
          <text:p text:style-name="P2"/>
        </draw:connector>
        <draw:frame draw:style-name="gr7" draw:text-style-name="P3" draw:layer="layout" svg:width="1.018cm" svg:height="0.53cm" svg:x="17.382cm" svg:y="9cm">
          <draw:text-box>
            <text:p text:style-name="P2"><text:span text:style-name="T1">Java</text:span></text:p>
          </draw:text-box>
        </draw:frame>
        <draw:frame draw:style-name="gr7" draw:text-style-name="P3" draw:layer="layout" svg:width="1.018cm" svg:height="0.53cm" svg:x="17.4cm" svg:y="6.97cm">
          <draw:text-box>
            <text:p text:style-name="P2"><text:span text:style-name="T1">Java</text:span></text:p>
          </draw:text-box>
        </draw:frame>
        <draw:rect draw:style-name="gr2" draw:text-style-name="P1" draw:layer="layout" svg:width="2cm" svg:height="1.913cm" svg:x="4.547cm" svg:y="20.587cm" draw:corner-radius="0.5cm">
          <text:p text:style-name="P2"/>
        </draw:rect>
        <draw:frame draw:style-name="gr3" draw:text-style-name="P3" draw:layer="layout" svg:width="1.548cm" svg:height="0.53cm" svg:x="4.5cm" svg:y="20.587cm">
          <draw:text-box>
            <text:p text:style-name="P2"><text:span text:style-name="T1">CartStore</text:span></text:p>
          </draw:text-box>
        </draw:frame>
        <draw:polygon draw:style-name="gr5" draw:text-style-name="P1" draw:id="id35" draw:layer="layout" svg:width="1.401cm" svg:height="0.629cm" svg:x="4cm" svg:y="21.295cm" svg:viewBox="0 0 1402 630" draw:points="0,0 1052,0 1402,315 1052,630 0,630 351,315">
          <text:p text:style-name="P2"/>
        </draw:polygon>
        <draw:frame draw:style-name="gr7" draw:text-style-name="P3" draw:layer="layout" svg:width="1.018cm" svg:height="0.53cm" svg:x="5.342cm" svg:y="21.363cm">
          <draw:text-box>
            <text:p text:style-name="P2"><text:span text:style-name="T1">Java</text:span></text:p>
          </draw:text-box>
        </draw:frame>
        <draw:polygon draw:style-name="gr4" draw:text-style-name="P1" draw:id="id34" draw:layer="layout" svg:width="1.499cm" svg:height="0.629cm" svg:x="5.191cm" svg:y="18.622cm" svg:viewBox="0 0 1500 630" draw:points="0,0 1125,0 1500,315 1125,630 0,630 375,315">
          <text:p text:style-name="P2"/>
        </draw:polygon>
        <draw:connector draw:style-name="gr6" draw:text-style-name="P1" draw:layer="layout" svg:x1="6.691cm" svg:y1="18.937cm" svg:x2="4cm" svg:y2="21.61cm" draw:start-shape="id34" draw:start-glue-point="1" draw:end-shape="id35" draw:end-glue-point="3">
          <text:p text:style-name="P2"/>
        </draw:connector>
        <draw:frame draw:style-name="gr3" draw:text-style-name="P3" draw:layer="layout" svg:width="2.204cm" svg:height="0.53cm" svg:x="9.491cm" svg:y="16.47cm">
          <draw:text-box>
            <text:p text:style-name="P2"><text:span text:style-name="T1">payment (8081)</text:span></text:p>
          </draw:text-box>
        </draw:frame>
        <draw:g>
          <draw:custom-shape draw:style-name="gr8" draw:text-style-name="P1" draw:layer="layout" svg:width="1.334cm" svg:height="1.2cm" svg:x="1.366cm" svg:y="4.483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24cm" svg:height="1.097cm" svg:x="1.426cm" svg:y="4.531cm">
            <text:p text:style-name="P2"/>
            <draw:enhanced-geometry svg:viewBox="0 0 21600 21600" draw:path-stretchpoint-x="10800" draw:path-stretchpoint-y="10800" draw:text-areas="?f3 ?f4 ?f5 ?f6" draw:type="round-rectangle" draw:modifiers="1475.409836065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4" draw:layer="layout" svg:width="1.5cm" svg:height="0.37cm" svg:x="1.2cm" svg:y="4.483cm">
            <draw:text-box>
              <text:p text:style-name="P2"><text:span text:style-name="T2">&gt;ls -lsa</text:span></text:p>
            </draw:text-box>
          </draw:frame>
          <draw:custom-shape draw:style-name="gr8" draw:text-style-name="P1" draw:layer="layout" svg:width="1.998cm" svg:height="0.351cm" draw:transform="rotate (3.1415926535892) translate (3.041cm 6.034cm)">
            <text:p text:style-name="P2"/>
            <draw:enhanced-geometry svg:viewBox="0 0 21600 21600" draw:glue-points="?f6 10800 10800 21600 ?f5 10800 10800 0" draw:text-areas="?f3 ?f3 ?f4 ?f4" draw:type="trapezoid" draw:modifiers="3583.7837837837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1" draw:layer="layout" svg:width="1.998cm" svg:height="0.054cm" svg:x="1.043cm" svg:y="6.029cm">
            <text:p text:style-name="P2"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1" draw:layer="layout" svg:width="1.334cm" svg:height="1.2cm" svg:x="18.362cm" svg:y="21.332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.224cm" svg:height="1.097cm" svg:x="18.422cm" svg:y="21.38cm">
            <text:p text:style-name="P2"/>
            <draw:enhanced-geometry svg:viewBox="0 0 21600 21600" draw:path-stretchpoint-x="10800" draw:path-stretchpoint-y="10800" draw:text-areas="?f3 ?f4 ?f5 ?f6" draw:type="round-rectangle" draw:modifiers="1475.4098360655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4" draw:layer="layout" svg:width="1.5cm" svg:height="0.37cm" svg:x="18.196cm" svg:y="21.332cm">
            <draw:text-box>
              <text:p text:style-name="P2"><text:span text:style-name="T2">&gt;ls -lsa</text:span></text:p>
            </draw:text-box>
          </draw:frame>
          <draw:custom-shape draw:style-name="gr8" draw:text-style-name="P1" draw:layer="layout" svg:width="1.998cm" svg:height="0.351cm" draw:transform="rotate (3.1415926535892) translate (20.037cm 22.883cm)">
            <text:p text:style-name="P2"/>
            <draw:enhanced-geometry svg:viewBox="0 0 21600 21600" draw:glue-points="?f6 10800 10800 21600 ?f5 10800 10800 0" draw:text-areas="?f3 ?f3 ?f4 ?f4" draw:type="trapezoid" draw:modifiers="3583.7837837837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1" draw:layer="layout" svg:width="1.998cm" svg:height="0.054cm" svg:x="18.039cm" svg:y="22.878cm">
            <text:p text:style-name="P2"/>
            <draw:enhanced-geometry svg:viewBox="0 0 21600 21600" draw:type="rectangle" draw:enhanced-path="M 0 0 L 21600 0 21600 21600 0 21600 0 0 Z N"/>
          </draw:custom-shape>
        </draw:g>
        <draw:line draw:style-name="gr11" draw:text-style-name="P1" draw:layer="layout" svg:x1="2.7cm" svg:y1="5.113cm" svg:x2="3.8cm" svg:y2="5.1cm">
          <text:p text:style-name="P2"/>
        </draw:line>
        <draw:line draw:style-name="gr11" draw:text-style-name="P1" draw:layer="layout" svg:x1="18.362cm" svg:y1="22.008cm" svg:x2="16.325cm" svg:y2="22cm">
          <text:p text:style-name="P2"/>
        </draw:line>
        <draw:connector draw:style-name="gr6" draw:text-style-name="P1" draw:layer="layout" draw:type="line" svg:x1="6.565cm" svg:y1="5.327cm" svg:x2="6.565cm" svg:y2="5.327cm" draw:start-shape="id32" draw:start-glue-point="3" draw:end-shape="id32" draw:end-glue-point="3">
          <text:p text:style-name="P2"/>
        </draw:connector>
        <draw:rect draw:style-name="gr2" draw:text-style-name="P1" draw:layer="layout" svg:width="1.841cm" svg:height="5.424cm" svg:x="7.053cm" svg:y="3.991cm" draw:corner-radius="0.5cm">
          <text:p text:style-name="P2"/>
        </draw:rect>
        <draw:frame draw:style-name="gr3" draw:text-style-name="P5" draw:layer="layout" svg:width="1.594cm" svg:height="0.53cm" svg:x="7.172cm" svg:y="4.183cm">
          <draw:text-box>
            <text:p text:style-name="P2"><text:span text:style-name="T1">SCATours</text:span></text:p>
          </draw:text-box>
        </draw:frame>
        <draw:polygon draw:style-name="gr5" draw:text-style-name="P1" draw:id="id32" draw:layer="layout" svg:width="1.401cm" svg:height="0.629cm" svg:x="6.565cm" svg:y="5.012cm" svg:viewBox="0 0 1402 630" draw:points="0,0 1052,0 1402,315 1052,630 0,630 351,315">
          <text:p text:style-name="P2"/>
        </draw:polygon>
        <draw:polygon draw:style-name="gr4" draw:text-style-name="P1" draw:id="id36" draw:layer="layout" svg:width="1.499cm" svg:height="0.629cm" svg:x="8cm" svg:y="5.059cm" svg:viewBox="0 0 1500 630" draw:points="0,0 1125,0 1500,315 1125,630 0,630 375,315">
          <text:p text:style-name="P2"/>
        </draw:polygon>
        <draw:polygon draw:style-name="gr4" draw:text-style-name="P1" draw:id="id38" draw:layer="layout" svg:width="1.499cm" svg:height="0.629cm" svg:x="8cm" svg:y="5.97cm" svg:viewBox="0 0 1500 630" draw:points="0,0 1125,0 1500,315 1125,630 0,630 375,315">
          <text:p text:style-name="P2"/>
        </draw:polygon>
        <draw:polygon draw:style-name="gr4" draw:text-style-name="P1" draw:id="id40" draw:layer="layout" svg:width="1.499cm" svg:height="0.629cm" svg:x="8cm" svg:y="7.2cm" svg:viewBox="0 0 1500 630" draw:points="0,0 1125,0 1500,315 1125,630 0,630 375,315">
          <text:p text:style-name="P2"/>
        </draw:polygon>
        <draw:polygon draw:style-name="gr5" draw:text-style-name="P1" draw:id="id4" draw:layer="layout" svg:width="1.401cm" svg:height="0.629cm" svg:x="6.558cm" svg:y="5.988cm" svg:viewBox="0 0 1402 630" draw:points="0,0 1052,0 1402,315 1052,630 0,630 351,315">
          <text:p text:style-name="P2"/>
        </draw:polygon>
        <draw:polygon draw:style-name="gr5" draw:text-style-name="P1" draw:id="id2" draw:layer="layout" svg:width="1.401cm" svg:height="0.629cm" svg:x="6.6cm" svg:y="7.17cm" svg:viewBox="0 0 1402 630" draw:points="0,0 1052,0 1402,315 1052,630 0,630 351,315">
          <text:p text:style-name="P2"/>
        </draw:polygon>
        <draw:frame draw:style-name="gr7" draw:text-style-name="P3" draw:layer="layout" svg:width="1.018cm" svg:height="0.53cm" svg:x="7.466cm" svg:y="8.346cm">
          <draw:text-box>
            <text:p text:style-name="P2"><text:span text:style-name="T1">Java</text:span></text:p>
          </draw:text-box>
        </draw:frame>
        <draw:connector draw:style-name="gr6" draw:text-style-name="P1" draw:layer="layout" draw:line-skew="0cm 0cm 0.328cm" svg:x1="9.5cm" svg:y1="5.374cm" svg:x2="10.172cm" svg:y2="3.469cm" draw:start-shape="id36" draw:start-glue-point="1" draw:end-shape="id37" draw:end-glue-point="3">
          <text:p text:style-name="P2"/>
        </draw:connector>
        <draw:connector draw:style-name="gr6" draw:text-style-name="P1" draw:layer="layout" draw:line-skew="0cm 0cm 0.3cm" svg:x1="9.5cm" svg:y1="6.285cm" svg:x2="10.2cm" svg:y2="9.747cm" draw:start-shape="id38" draw:start-glue-point="1" draw:end-shape="id39" draw:end-glue-point="3">
          <text:p text:style-name="P2"/>
        </draw:connector>
        <draw:connector draw:style-name="gr6" draw:text-style-name="P1" draw:layer="layout" draw:line-skew="-0.299cm 0cm -0.451cm" svg:x1="9.5cm" svg:y1="7.515cm" svg:x2="3.5cm" svg:y2="18.057cm" draw:start-shape="id40" draw:start-glue-point="1" draw:end-shape="id12" draw:end-glue-point="3">
          <text:p text:style-name="P2"/>
        </draw:connector>
        <draw:frame draw:style-name="gr3" draw:text-style-name="P3" draw:layer="layout" svg:width="1.878cm" svg:height="0.53cm" svg:x="14.806cm" svg:y="19.621cm">
          <draw:text-box>
            <text:p text:style-name="P2"><text:span text:style-name="T1">paymentweb</text:span></text:p>
          </draw:text-box>
        </draw:frame>
        <draw:custom-shape draw:style-name="gr8" draw:text-style-name="P1" draw:layer="layout" svg:width="0.625cm" svg:height="1.355cm" svg:x="1.718cm" svg:y="7.408cm"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468cm" svg:height="0.458cm" svg:x="1.813cm" svg:y="7.456cm">
          <text:p text:style-name="P2"/>
          <draw:enhanced-geometry svg:viewBox="0 0 21600 21600" draw:path-stretchpoint-x="10800" draw:path-stretchpoint-y="10800" draw:text-areas="?f3 ?f4 ?f5 ?f6" draw:type="round-rectangle" draw:modifiers="1475.4098360655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1" draw:layer="layout" svg:x1="2.343cm" svg:y1="8.027cm" svg:x2="3.728cm" svg:y2="7.998cm">
          <text:p text:style-name="P2"/>
        </draw:line>
        <draw:frame draw:style-name="gr12" draw:text-style-name="P6" draw:layer="layout" svg:width="1cm" svg:height="0.977cm" svg:x="1.622cm" svg:y="7.841cm">
          <draw:text-box>
            <text:p text:style-name="P2"><text:span text:style-name="T3">123</text:span></text:p>
            <text:p text:style-name="P2"><text:span text:style-name="T3">456</text:span></text:p>
            <text:p text:style-name="P2"><text:span text:style-name="T3">789</text:span></text:p>
          </draw:text-box>
        </draw:frame>
        <draw:ellipse draw:style-name="gr13" draw:text-style-name="P1" draw:layer="layout" svg:width="0.5cm" svg:height="2cm" svg:x="16.174cm" svg:y="1.87cm">
          <text:p text:style-name="P2"/>
        </draw:ellipse>
        <draw:frame draw:style-name="gr7" draw:text-style-name="P3" draw:layer="layout" svg:width="1.37cm" svg:height="0.53cm" svg:x="14.352cm" svg:y="1.452cm">
          <draw:text-box>
            <text:p text:style-name="P2"><text:span text:style-name="T1">Logging</text:span></text:p>
          </draw:text-box>
        </draw:frame>
        <draw:rect draw:style-name="gr14" draw:text-style-name="P1" draw:layer="layout" svg:width="1.523cm" svg:height="0.5cm" svg:x="10.9cm" svg:y="1.5cm">
          <text:p text:style-name="P2"/>
        </draw:rect>
        <draw:frame draw:style-name="gr7" draw:text-style-name="P7" draw:layer="layout" svg:width="1.946cm" svg:height="0.735cm" svg:x="10.7cm" svg:y="1.37cm">
          <draw:text-box>
            <text:p text:style-name="P2"><text:span text:style-name="T4">QuoteCurrency</text:span></text:p>
            <text:p text:style-name="P2"><text:span text:style-name="T4">Code</text:span></text:p>
          </draw:text-box>
        </draw:frame>
        <draw:line draw:style-name="gr15" draw:text-style-name="P1" draw:layer="layout" svg:x1="15.497cm" svg:y1="1.725cm" svg:x2="16.377cm" svg:y2="1.87cm">
          <text:p text:style-name="P2"/>
        </draw:line>
        <draw:polygon draw:style-name="gr5" draw:text-style-name="P1" draw:layer="layout" svg:width="1.401cm" svg:height="0.629cm" svg:x="3.5cm" svg:y="18.515cm" svg:viewBox="0 0 1402 630" draw:points="0,0 1052,0 1402,315 1052,630 0,630 351,315">
          <text:p text:style-name="P2"/>
        </draw:polygon>
        <draw:ellipse draw:style-name="gr13" draw:text-style-name="P1" draw:layer="layout" svg:width="0.5cm" svg:height="1.137cm" svg:x="10.856cm" svg:y="17.359cm">
          <text:p text:style-name="P2"/>
        </draw:ellipse>
        <draw:ellipse draw:style-name="gr13" draw:text-style-name="P1" draw:layer="layout" svg:width="0.5cm" svg:height="1.137cm" svg:x="15.589cm" svg:y="17.425cm">
          <text:p text:style-name="P2"/>
        </draw:ellipse>
        <draw:frame draw:style-name="gr7" draw:text-style-name="P3" draw:layer="layout" svg:width="2.051cm" svg:height="0.53cm" svg:x="12.302cm" svg:y="16.69cm">
          <draw:text-box>
            <text:p text:style-name="P2"><text:span text:style-name="T1">Authentication</text:span></text:p>
          </draw:text-box>
        </draw:frame>
        <draw:line draw:style-name="gr15" draw:text-style-name="P1" draw:layer="layout" svg:x1="14.181cm" svg:y1="16.97cm" svg:x2="15.589cm" svg:y2="17.57cm">
          <text:p text:style-name="P2"/>
        </draw:line>
        <draw:line draw:style-name="gr15" draw:text-style-name="P1" draw:layer="layout" svg:x1="12.5cm" svg:y1="17cm" svg:x2="11.356cm" svg:y2="17.607cm">
          <text:p text:style-name="P2"/>
        </draw:line>
      </draw:page>
      <draw:page draw:name="page2" draw:style-name="dp1" draw:master-page-name="Default">
        <office:forms form:automatic-focus="false" form:apply-design-mode="false"/>
        <draw:frame draw:style-name="gr3" draw:text-style-name="P5" draw:layer="layout" svg:width="0.946cm" svg:height="0.53cm" svg:x="2.382cm" svg:y="1.1cm">
          <draw:text-box>
            <text:p text:style-name="P2"><text:span text:style-name="T1"><text:s text:c="3"/></text:span><text:span text:style-name="T1">UI</text:span></text:p>
          </draw:text-box>
        </draw:frame>
        <draw:frame draw:style-name="gr3" draw:text-style-name="P5" draw:layer="layout" svg:width="2.153cm" svg:height="0.53cm" svg:x="7.276cm" svg:y="1.191cm">
          <draw:text-box>
            <text:p text:style-name="P2"><text:span text:style-name="T1">TravelCatalog <text:s/></text:span></text:p>
          </draw:text-box>
        </draw:frame>
        <draw:line draw:style-name="gr16" draw:text-style-name="P1" draw:layer="layout" svg:x1="3.001cm" svg:y1="1.643cm" svg:x2="3.001cm" svg:y2="7.967cm">
          <text:p text:style-name="P2"/>
        </draw:line>
        <draw:line draw:style-name="gr17" draw:text-style-name="P1" draw:layer="layout" svg:x1="2.533cm" svg:y1="1.643cm" svg:x2="3.828cm" svg:y2="1.643cm">
          <text:p text:style-name="P2"/>
        </draw:line>
        <draw:line draw:style-name="gr17" draw:text-style-name="P1" draw:layer="layout" svg:x1="7.465cm" svg:y1="1.662cm" svg:x2="9.465cm" svg:y2="1.662cm">
          <text:p text:style-name="P2"/>
        </draw:line>
        <draw:line draw:style-name="gr16" draw:text-style-name="P1" draw:layer="layout" svg:x1="3.001cm" svg:y1="1.733cm" svg:x2="3.001cm" svg:y2="14cm">
          <text:p text:style-name="P2"/>
        </draw:line>
        <draw:line draw:style-name="gr16" draw:text-style-name="P1" draw:layer="layout" svg:x1="8.183cm" svg:y1="1.648cm" svg:x2="8.183cm" svg:y2="13.915cm">
          <text:p text:style-name="P2"/>
        </draw:line>
        <draw:line draw:style-name="gr18" draw:text-style-name="P1" draw:layer="layout" svg:x1="3.001cm" svg:y1="2.235cm" svg:x2="3cm" svg:y2="11.5cm">
          <text:p text:style-name="P2"/>
        </draw:line>
        <draw:line draw:style-name="gr18" draw:text-style-name="P1" draw:layer="layout" svg:x1="8.183cm" svg:y1="3.688cm" svg:x2="8.183cm" svg:y2="4.896cm">
          <text:p text:style-name="P2"/>
        </draw:line>
        <draw:line draw:style-name="gr19" draw:text-style-name="P1" draw:layer="layout" svg:x1="3cm" svg:y1="3.8cm" svg:x2="8.09cm" svg:y2="3.8cm">
          <text:p text:style-name="P2"/>
        </draw:line>
        <draw:frame draw:style-name="gr3" draw:text-style-name="P5" draw:layer="layout" svg:width="2.725cm" svg:height="0.514cm" svg:x="4.5cm" svg:y="3.286cm">
          <draw:text-box>
            <text:p text:style-name="P2"><text:span text:style-name="T5">search(TripLeg)</text:span></text:p>
          </draw:text-box>
        </draw:frame>
        <draw:frame draw:style-name="gr3" draw:text-style-name="P5" draw:layer="layout" svg:width="1.806cm" svg:height="0.53cm" svg:x="9.811cm" svg:y="1.139cm">
          <draw:text-box>
            <text:p text:style-name="P2"><text:span text:style-name="T1">TripBooking</text:span></text:p>
          </draw:text-box>
        </draw:frame>
        <draw:line draw:style-name="gr17" draw:text-style-name="P1" draw:layer="layout" svg:x1="10cm" svg:y1="1.61cm" svg:x2="12cm" svg:y2="1.61cm">
          <text:p text:style-name="P2"/>
        </draw:line>
        <draw:line draw:style-name="gr16" draw:text-style-name="P1" draw:layer="layout" svg:x1="10.718cm" svg:y1="1.547cm" svg:x2="10.718cm" svg:y2="13.814cm">
          <text:p text:style-name="P2"/>
        </draw:line>
        <draw:line draw:style-name="gr18" draw:text-style-name="P1" draw:layer="layout" svg:x1="10.718cm" svg:y1="7.394cm" svg:x2="10.718cm" svg:y2="8.811cm">
          <text:p text:style-name="P2"/>
        </draw:line>
        <draw:frame draw:style-name="gr3" draw:text-style-name="P5" draw:layer="layout" svg:width="2.064cm" svg:height="0.53cm" svg:x="12.686cm" svg:y="1.139cm">
          <draw:text-box>
            <text:p text:style-name="P2"><text:span text:style-name="T1">ShoppingCart </text:span></text:p>
          </draw:text-box>
        </draw:frame>
        <draw:line draw:style-name="gr17" draw:text-style-name="P1" draw:layer="layout" svg:x1="12.875cm" svg:y1="1.61cm" svg:x2="14.875cm" svg:y2="1.61cm">
          <text:p text:style-name="P2"/>
        </draw:line>
        <draw:line draw:style-name="gr16" draw:text-style-name="P1" draw:layer="layout" svg:x1="13.593cm" svg:y1="1.547cm" svg:x2="13.593cm" svg:y2="13.814cm">
          <text:p text:style-name="P2"/>
        </draw:line>
        <draw:line draw:style-name="gr18" draw:text-style-name="P1" draw:layer="layout" svg:x1="13.593cm" svg:y1="2.129cm" svg:x2="13.593cm" svg:y2="3.417cm">
          <text:p text:style-name="P2"/>
        </draw:line>
        <draw:frame draw:style-name="gr3" draw:text-style-name="P5" draw:layer="layout" svg:width="3.614cm" svg:height="1.04cm" svg:x="4.5cm" svg:y="3.8cm">
          <draw:text-box>
            <text:p text:style-name="P2"><text:span text:style-name="T5">TripItem returned</text:span></text:p>
            <text:p text:style-name="P2"><text:span text:style-name="T5">either pre-packaged</text:span></text:p>
            <text:p text:style-name="P2"><text:span text:style-name="T5">trip or bespoke items</text:span></text:p>
          </draw:text-box>
        </draw:frame>
        <draw:path draw:style-name="gr20" draw:text-style-name="P1" draw:layer="layout" svg:width="1.776cm" svg:height="1.499cm" svg:x="3cm" svg:y="5cm" svg:viewBox="0 0 1777 1500" svg:d="m0 0c4000 500 0 1500 0 1500">
          <text:p text:style-name="P2"/>
        </draw:path>
        <draw:frame draw:style-name="gr3" draw:text-style-name="P5" draw:layer="layout" svg:width="3.91cm" svg:height="1.04cm" svg:x="4.569cm" svg:y="5.154cm">
          <draw:text-box>
            <text:p text:style-name="P2"><text:span text:style-name="T5">Select pre-packaed</text:span></text:p>
            <text:p text:style-name="P2"><text:span text:style-name="T5">trip or collect bespoke</text:span></text:p>
            <text:p text:style-name="P2"><text:span text:style-name="T5">items into new trip</text:span></text:p>
          </draw:text-box>
        </draw:frame>
        <draw:line draw:style-name="gr19" draw:text-style-name="P1" draw:layer="layout" svg:x1="3cm" svg:y1="7.5cm" svg:x2="10.5cm" svg:y2="7.5cm">
          <text:p text:style-name="P2"/>
        </draw:line>
        <draw:line draw:style-name="gr19" draw:text-style-name="P1" draw:layer="layout" svg:x1="3cm" svg:y1="2.5cm" svg:x2="13.5cm" svg:y2="2.5cm">
          <text:p text:style-name="P2"/>
        </draw:line>
        <draw:frame draw:style-name="gr3" draw:text-style-name="P5" draw:layer="layout" svg:width="1.836cm" svg:height="0.514cm" svg:x="4.578cm" svg:y="1.986cm">
          <draw:text-box>
            <text:p text:style-name="P2"><text:span text:style-name="T5">newCart()</text:span></text:p>
          </draw:text-box>
        </draw:frame>
        <draw:frame draw:style-name="gr3" draw:text-style-name="P5" draw:layer="layout" svg:width="2.725cm" svg:height="0.777cm" svg:x="4.5cm" svg:y="2.46cm">
          <draw:text-box>
            <text:p text:style-name="P2"><text:span text:style-name="T5">cartId returned</text:span></text:p>
            <text:p text:style-name="P2"><text:span text:style-name="T5"/></text:p>
          </draw:text-box>
        </draw:frame>
        <draw:frame draw:style-name="gr3" draw:text-style-name="P5" draw:layer="layout" svg:width="3.169cm" svg:height="0.514cm" svg:x="4.373cm" svg:y="6.986cm">
          <draw:text-box>
            <text:p text:style-name="P2"><text:span text:style-name="T5">book(cartId, trip)</text:span></text:p>
          </draw:text-box>
        </draw:frame>
        <draw:line draw:style-name="gr18" draw:text-style-name="P1" draw:layer="layout" svg:x1="8.183cm" svg:y1="7.728cm" svg:x2="8.183cm" svg:y2="8.554cm">
          <text:p text:style-name="P2"/>
        </draw:line>
        <draw:line draw:style-name="gr18" draw:text-style-name="P1" draw:layer="layout" svg:x1="13.593cm" svg:y1="8.268cm" svg:x2="13.593cm" svg:y2="9.094cm">
          <text:p text:style-name="P2"/>
        </draw:line>
        <draw:line draw:style-name="gr19" draw:text-style-name="P1" draw:layer="layout" svg:x1="10.718cm" svg:y1="8.502cm" svg:x2="13.472cm" svg:y2="8.502cm">
          <text:p text:style-name="P2"/>
        </draw:line>
        <draw:line draw:style-name="gr11" draw:text-style-name="P1" draw:layer="layout" svg:x1="10.5cm" svg:y1="8cm" svg:x2="8.183cm" svg:y2="7.989cm">
          <text:p text:style-name="P2"/>
        </draw:line>
        <draw:frame draw:style-name="gr3" draw:text-style-name="P5" draw:layer="layout" svg:width="2.428cm" svg:height="0.514cm" svg:x="8.331cm" svg:y="7.986cm">
          <draw:text-box>
            <text:p text:style-name="P2"><text:span text:style-name="T5">reserve(trip)</text:span></text:p>
          </draw:text-box>
        </draw:frame>
        <draw:frame draw:style-name="gr3" draw:text-style-name="P5" draw:layer="layout" svg:width="1.836cm" svg:height="0.514cm" svg:x="11.402cm" svg:y="8.502cm">
          <draw:text-box>
            <text:p text:style-name="P2"><text:span text:style-name="T5">add(trip)</text:span></text:p>
          </draw:text-box>
        </draw:frame>
        <draw:line draw:style-name="gr18" draw:text-style-name="P1" draw:layer="layout" svg:x1="13.593cm" svg:y1="9.629cm" svg:x2="13.593cm" svg:y2="10.455cm">
          <text:p text:style-name="P2"/>
        </draw:line>
        <draw:line draw:style-name="gr19" draw:text-style-name="P1" draw:layer="layout" svg:x1="3.001cm" svg:y1="9.94cm" svg:x2="13.472cm" svg:y2="9.944cm">
          <text:p text:style-name="P2"/>
        </draw:line>
        <draw:frame draw:style-name="gr3" draw:text-style-name="P5" draw:layer="layout" svg:width="3.762cm" svg:height="0.514cm" svg:x="4.421cm" svg:y="9.426cm">
          <draw:text-box>
            <text:p text:style-name="P2"><text:span text:style-name="T5">checkout(cartId, trip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9-08-29T19:22:28</dc:date>
    <meta:print-date>2009-05-31T11:20:10</meta:print-date>
    <meta:editing-cycles>96</meta:editing-cycles>
    <meta:editing-duration>P3DT12H1M32S</meta:editing-duration>
    <meta:user-defined meta:name="Info 1"/>
    <meta:user-defined meta:name="Info 2"/>
    <meta:user-defined meta:name="Info 3"/>
    <meta:user-defined meta:name="Info 4"/>
    <meta:document-statistic meta:object-count="190"/>
  </office:meta>
</office:document-meta>
</file>